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officeooo:paragraph-rsid="00046bf8"/>
    </style:style>
    <style:style style:name="P3" style:family="paragraph" style:parent-style-name="Standard" style:list-style-name="L1">
      <style:text-properties officeooo:rsid="00046bf8" officeooo:paragraph-rsid="00046bf8"/>
    </style:style>
    <style:style style:name="P4" style:family="paragraph" style:parent-style-name="Standard" style:list-style-name="L1">
      <style:text-properties officeooo:rsid="0005e984" officeooo:paragraph-rsid="0005e984"/>
    </style:style>
    <style:style style:name="P5" style:family="paragraph" style:parent-style-name="Standard" style:list-style-name="L1">
      <style:text-properties officeooo:rsid="0006fb58" officeooo:paragraph-rsid="0006fb58"/>
    </style:style>
    <style:style style:name="P6" style:family="paragraph" style:parent-style-name="Standard" style:list-style-name="L1">
      <style:text-properties officeooo:rsid="00079a3e" officeooo:paragraph-rsid="00079a3e"/>
    </style:style>
    <style:style style:name="P7" style:family="paragraph" style:parent-style-name="Standard">
      <style:text-properties officeooo:rsid="00079a3e" officeooo:paragraph-rsid="00079a3e"/>
    </style:style>
    <style:style style:name="P8" style:family="paragraph" style:parent-style-name="Standard">
      <style:text-properties officeooo:rsid="00095069" officeooo:paragraph-rsid="00095069"/>
    </style:style>
    <style:style style:name="P9" style:family="paragraph" style:parent-style-name="Standard" style:list-style-name="L4">
      <style:text-properties officeooo:rsid="00095069" officeooo:paragraph-rsid="00095069"/>
    </style:style>
    <style:style style:name="P10" style:family="paragraph" style:parent-style-name="Standard">
      <style:text-properties fo:color="#ce9178" style:font-name="Droid Sans Mono" fo:font-size="10.5pt" style:text-underline-style="none" fo:font-weight="normal" officeooo:rsid="00095069" officeooo:paragraph-rsid="00095069" fo:background-color="#1e1e1e"/>
    </style:style>
    <style:style style:name="P11" style:family="paragraph" style:parent-style-name="Standard">
      <style:text-properties officeooo:rsid="000bb2e2" officeooo:paragraph-rsid="000bb2e2"/>
    </style:style>
    <style:style style:name="P12" style:family="paragraph" style:parent-style-name="Standard">
      <style:text-properties officeooo:rsid="000e1eae" officeooo:paragraph-rsid="000e1eae"/>
    </style:style>
    <style:style style:name="P13" style:family="paragraph" style:parent-style-name="Standard">
      <style:text-properties officeooo:rsid="000ee737" officeooo:paragraph-rsid="000ee737"/>
    </style:style>
    <style:style style:name="P14" style:family="paragraph" style:parent-style-name="Standard">
      <style:text-properties officeooo:rsid="000f9b6e" officeooo:paragraph-rsid="000f9b6e"/>
    </style:style>
    <style:style style:name="P15" style:family="paragraph" style:parent-style-name="Standard">
      <style:text-properties officeooo:rsid="0010aaf2" officeooo:paragraph-rsid="00135165"/>
    </style:style>
    <style:style style:name="P16" style:family="paragraph" style:parent-style-name="Standard">
      <style:text-properties officeooo:rsid="001301b8" officeooo:paragraph-rsid="00139c79"/>
    </style:style>
    <style:style style:name="P17" style:family="paragraph" style:parent-style-name="Standard">
      <style:text-properties officeooo:rsid="0015dda0" officeooo:paragraph-rsid="0015dda0"/>
    </style:style>
    <style:style style:name="P18" style:family="paragraph" style:parent-style-name="Standard">
      <style:text-properties officeooo:rsid="0016d964" officeooo:paragraph-rsid="0016d964"/>
    </style:style>
    <style:style style:name="P19" style:family="paragraph" style:parent-style-name="Standard">
      <style:text-properties officeooo:rsid="00170255" officeooo:paragraph-rsid="00170255"/>
    </style:style>
    <style:style style:name="T1" style:family="text">
      <style:text-properties style:text-position="super 58%"/>
    </style:style>
    <style:style style:name="T2" style:family="text">
      <style:text-properties style:text-position="0% 100%"/>
    </style:style>
    <style:style style:name="T3" style:family="text">
      <style:text-properties officeooo:rsid="0005e984"/>
    </style:style>
    <style:style style:name="T4" style:family="text">
      <style:text-properties officeooo:rsid="00095069"/>
    </style:style>
    <style:style style:name="T5" style:family="text">
      <style:text-properties officeooo:rsid="00129461"/>
    </style:style>
    <style:style style:name="T6" style:family="text">
      <style:text-properties officeooo:rsid="0013516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low:</text:p>
      <text:list xml:id="list658453989" text:style-name="L1">
        <text:list-item>
          <text:p text:style-name="P1">Wake up due to a glass smash sound, dark she mutters she should put the power on <text:span text:style-name="T3">before finding the source of the sound.</text:span></text:p>
        </text:list-item>
        <text:list-item>
          <text:p text:style-name="P2">Go to the storage to get a fuse. Nearing the generator will mention needing a fuse.</text:p>
          <text:list>
            <text:list-item>
              <text:p text:style-name="P2">Cannot enter the stairs before 3 (will say it's too dark).</text:p>
            </text:list-item>
          </text:list>
        </text:list-item>
        <text:list-item>
          <text:p text:style-name="P3">With the fuse she will light the generator for this floor, saying it won’t last long without a battery, and mentions the construction on the floor above.</text:p>
          <text:list>
            <text:list-item>
              <text:p text:style-name="P3">Cannot go to ground floor until 5 is done, mentions of it will be too dark and dangerous.</text:p>
            </text:list-item>
            <text:list-item>
              <text:p text:style-name="P3">Now the light is on, she can see a monster near the stairs, mentions she should think about getting a weapon later but a stick by the generator will do for now.</text:p>
            </text:list-item>
          </text:list>
        </text:list-item>
        <text:list-item>
          <text:p text:style-name="P3">Collection point for battery.</text:p>
        </text:list-item>
        <text:list-item>
          <text:p text:style-name="P3">Going to each generator on the 3<text:span text:style-name="T1">rd</text:span> and 2<text:span text:style-name="T1">nd</text:span> floor to provide them batteries.</text:p>
          <text:list>
            <text:list-item>
              <text:p text:style-name="P3">Mentions she should put batteries in the generators. Will say which one or both if neither have been done. When done with both, will mention the last generator in the basement will help keep these on.</text:p>
            </text:list-item>
          </text:list>
        </text:list-item>
        <text:list-item>
          <text:p text:style-name="P4">Using the left over fuses and battery, she puts on the main power that will keep it stable. She mentions she should find out the source of that smash.</text:p>
          <text:list>
            <text:list-item>
              <text:p text:style-name="P5">Code for garage.</text:p>
            </text:list-item>
            <text:list-item>
              <text:p text:style-name="P5">Axe. Will need this to survive, otherwise you can’t deal enough damage.</text:p>
            </text:list-item>
            <text:list-item>
              <text:p text:style-name="P6">Locked, needs a code that he keeps in the safe.</text:p>
            </text:list-item>
            <text:list-item>
              <text:p text:style-name="P6">Bash into the library with the axe, you find the safe needs a key. Should be in her secret room on the top floor</text:p>
            </text:list-item>
            <text:list-item>
              <text:p text:style-name="P6">Finds the safe code.</text:p>
            </text:list-item>
            <text:list-item>
              <text:p text:style-name="P6">Open the safe and collect the office key code.</text:p>
            </text:list-item>
          </text:list>
        </text:list-item>
        <text:list-item>
          <text:p text:style-name="P6">She sees her dead husband, but then remembers what happened <text:span text:style-name="T4">that she used the opportunity of him breaking a glass to kill him, and that she came back to resolve this after fleeing.</text:span></text:p>
        </text:list-item>
      </text:list>
      <text:p text:style-name="P7"/>
      <text:p text:style-name="P8">Ending:</text:p>
      <text:list xml:id="list3179893145" text:style-name="L4">
        <text:list-item>
          <text:p text:style-name="P9">Kill boss – Happy, glad she came to resolve this.</text:p>
        </text:list-item>
        <text:list-item>
          <text:p text:style-name="P9">Die from boss – Unhappy</text:p>
        </text:list-item>
      </text:list>
      <text:p text:style-name="P10"/>
      <text:p text:style-name="P8"/>
      <text:p text:style-name="P8"/>
      <text:p text:style-name="P11">0 – Rain Loop</text:p>
      <text:p text:style-name="P11">1 – Thunder</text:p>
      <text:p text:style-name="P11">2 – Typewriter hit</text:p>
      <text:p text:style-name="P11">8 – Use action</text:p>
      <text:p text:style-name="P11">9 – Tick tock</text:p>
      <text:p text:style-name="P11">10 – Hit</text:p>
      <text:p text:style-name="P11">11 – Damaged</text:p>
      <text:p text:style-name="P12">12 - ‘Glass’ breaking</text:p>
      <text:p text:style-name="P12">13 – Diary Entry open</text:p>
      <text:p text:style-name="P13">14 – Door open</text:p>
      <text:p text:style-name="P14">15 – Death (Game over)</text:p>
      <text:p text:style-name="P15">16 - <text:span text:style-name="T5">Enemy very close sound?</text:span></text:p>
      <text:p text:style-name="P16">17 – <text:s/><text:span text:style-name="T5">Nearby enemy sfx</text:span></text:p>
      <text:p text:style-name="P17">18 – Enemy moan</text:p>
      <text:p text:style-name="P18">19 – Generator hum</text:p>
      <text:p text:style-name="P19">20 - Footste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3:49:03.539899746</meta:creation-date>
    <dc:date>2019-01-26T20:42:24.369200842</dc:date>
    <meta:editing-duration>PT4H44M4S</meta:editing-duration>
    <meta:editing-cycles>14</meta:editing-cycles>
    <meta:generator>LibreOffice/6.0.7.3$Linux_X86_64 LibreOffice_project/00m0$Build-3</meta:generator>
    <meta:document-statistic meta:table-count="0" meta:image-count="0" meta:object-count="0" meta:page-count="1" meta:paragraph-count="37" meta:word-count="392" meta:character-count="1993" meta:non-whitespace-character-count="1641"/>
  </office:meta>
</office:document-meta>
</file>